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break-before="page"/>
      <style:text-properties fo:font-weight="bold" style:font-weight-asian="bold"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litique de sécurité données sensibles</text:p>
      <text:p text:style-name="Standard"/>
      <text:p text:style-name="P3">Résumé :</text:p>
      <text:p text:style-name="Standard"/>
      <text:p text:style-name="Standard">Un simple réseau domestique utilisé par deux personnes, deux clients (PC), imprimantes, lecteurs disques externes pour sauvegarde. Principalement les données sauvegardées d'un logiciel financier qui doit être protégé, données stockés sur le client (PC) et sur trois différents disques externes.</text:p>
      <text:p text:style-name="Standard"/>
      <text:p text:style-name="P3">Proposition de sécurisation</text:p>
      <text:p text:style-name="Standard"/>
      <text:p text:style-name="P2">Routeur principal</text:p>
      <text:p text:style-name="Standard"/>
      <text:list xml:id="list3677521122947849748" text:style-name="L1">
        <text:list-item>
          <text:p text:style-name="P5">N'autoriser que les clients légitimes a se connecter (whitelist) ce qui empeche aussi de se connecter en ethernet pour un client externe.</text:p>
        </text:list-item>
        <text:list-item>
          <text:p text:style-name="P5">Si existant, configurer le firewall integré au routeur.</text:p>
        </text:list-item>
      </text:list>
      <text:p text:style-name="Standard"/>
      <text:p text:style-name="P2">WiFi</text:p>
      <text:p text:style-name="Standard"/>
      <text:list xml:id="list5983512463662700976" text:style-name="L2">
        <text:list-item>
          <text:p text:style-name="P6">Configurer un accès au réseau WiFi extrémement compliqué a pénétrer (whiteliste + mdp)</text:p>
        </text:list-item>
      </text:list>
      <text:p text:style-name="Standard"/>
      <text:p text:style-name="P2">Clients</text:p>
      <text:p text:style-name="Standard"/>
      <text:list xml:id="list6395850805530041100" text:style-name="L3">
        <text:list-item>
          <text:p text:style-name="P7">Vérifier et configurer les accès clients (supprimer comptes visiteurs + mdp).</text:p>
        </text:list-item>
        <text:list-item>
          <text:p text:style-name="P7">Mises a jour régulières de Windows.</text:p>
        </text:list-item>
        <text:list-item>
          <text:p text:style-name="P7">Configurer le parefeu pour ne rien laisser entrer/sortir, et configurer au fur et a mesure les autorisations nécéssaires aux applications.</text:p>
        </text:list-item>
        <text:list-item>
          <text:p text:style-name="P7">Mise à jour régulières d'antivirus + antimalware.</text:p>
        </text:list-item>
        <text:list-item>
          <text:p text:style-name="P7">Nettoyage régulier d'antivirus + antimalware.</text:p>
          <text:p text:style-name="P7"/>
        </text:list-item>
        <text:list-item>
          <text:p text:style-name="P7">Politique de mot de passe : mot de passe différents suivant les utilisations.</text:p>
          <text:list>
            <text:list-item>
              <text:p text:style-name="P7">Possiblement une politique de mot de passe sur trois niveaux : un mdp compliqué pour les comptes abandonnés / mot de passe trés fort pour les comptes courants / mot de passe trés trés fort, ou différents entre chaque application/compte, pour les comptes financiers etc</text:p>
            </text:list-item>
          </text:list>
        </text:list-item>
      </text:list>
      <text:p text:style-name="Standard"/>
      <text:p text:style-name="Standard"><text:tab/>Par exemple mes comptes abandonnés du genre : <text:tab/>$846zop989trq$</text:p>
      <text:p text:style-name="Standard"><text:tab/>Mot de passe de comptes courant : <text:tab/><text:tab/><text:tab/>MD0v1b2n3m$</text:p>
      <text:p text:style-name="Standard"><text:tab/>Mot de passe trés trés fort : <text:tab/><text:tab/><text:tab/><text:tab/><text:span text:style-name="T1">$fin$</text:span>MD0v1b2n3m$<text:span text:style-name="T1">$ance$</text:span></text:p>
      <text:p text:style-name="Standard"/>
      <text:list xml:id="list2051944771381094474" text:style-name="L4">
        <text:list-item>
          <text:p text:style-name="P8">Vérifier réguliérement ses comptes sur <text:a xlink:type="simple" xlink:href="https://haveibeenpwned.com/" text:style-name="Internet_20_link" text:visited-style-name="Visited_20_Internet_20_Link">https://haveibeenpwned.com/</text:a></text:p>
        </text:list-item>
      </text:list>
      <text:p text:style-name="Standard"/>
      <text:p text:style-name="Standard"/>
      <text:p text:style-name="P2"/>
      <text:p text:style-name="P4">Sauvegarde</text:p>
      <text:p text:style-name="Standard"/>
      <text:p text:style-name="Standard"><text:tab/>Actuel : Une fois sur disque externe 1, suivante sur disque externe 2...</text:p>
      <text:p text:style-name="Standard"><text:tab/>Futur : Sur deux disques (AB, BC, CA) selon plan de sauvegarde.</text:p>
      <text:p text:style-name="Standard"><text:tab/><text:tab/>Entreposage d'un disque dans une zone qui ne risque pas le feu ?</text:p>
      <text:p text:style-name="Standard"><text:tab/><text:tab/>Coffre fort</text:p>
      <text:p text:style-name="Standard"/>
      <text:p text:style-name="Standard">Tester la sauvegarde lors de périodes sans activité (une fois que tout est fini-rempli-envoyé, sauvegarder sur un disque, tout de suite la tester.)</text:p>
      <text:p text:style-name="Standard"/>
      <text:p text:style-name="P2">Chiffrement</text:p>
      <text:p text:style-name="Standard"/>
      <text:list xml:id="list4539456548310858788" text:style-name="L5">
        <text:list-item>
          <text:p text:style-name="P9">Possibilité d'activer BitLocker, pour n'autoriser l'accès a un disque dur qu'avec mot de passe sur le PC, et BitLocker To Go sur les disque durs externes.... ou -&gt;</text:p>
        </text:list-item>
      </text:list>
      <text:p text:style-name="Standard"/>
      <text:p text:style-name="P2">Coffre-fort</text:p>
      <text:p text:style-name="Standard"/>
      <text:list xml:id="list3089395657023640524" text:style-name="L6">
        <text:list-item>
          <text:p text:style-name="P10">Application de coffrefort pour stoker les documents dedans (pour les stocker derrière un mot de passe) comme SanDisk Secure Access</text:p>
        </text:list-item>
      </text:list>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8M12S</meta:editing-duration>
    <meta:editing-cycles>8</meta:editing-cycles>
    <meta:generator>OpenOffice/4.1.5$Win32 OpenOffice.org_project/415m1$Build-9789</meta:generator>
    <dc:date>2020-11-23T17:00:43.25</dc:date>
    <dc:creator>Alain Despont</dc:creator>
    <meta:document-statistic meta:table-count="0" meta:image-count="0" meta:object-count="0" meta:page-count="2" meta:paragraph-count="31" meta:word-count="362" meta:character-count="2298"/>
    <meta:user-defined meta:name="Info 1"/>
    <meta:user-defined meta:name="Info 2"/>
    <meta:user-defined meta:name="Info 3"/>
    <meta:user-defined meta:name="Info 4"/>
  </office:meta>
</office:document-meta>
</file>